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6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6]-[.F6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7]-[.F7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74" table:formula="of:=SUM([.H2:.H7])" office:value-type="float" office:value="540" calcext:value-type="float">
            <text:p>54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/>
          <table:table-cell table:style-name="ce60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5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0" number:min-decimal-places="0" number:min-integer-digits="0"/>
      <number:text> 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number:text>- DM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0P0"/>
    </number:number-style>
    <number:number-style style:name="N152P0" style:volatile="true">
      <number:text>R$"</number:text>
      <number:number number:decimal-places="0" number:min-decimal-places="0" number:min-integer-digits="0"/>
      <number:text>"</number:text>
    </number:number-style>
    <number:currency-style style:name="N15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2P0"/>
    </number:currency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8P0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 DM""""""""""""""""""""""""""""""""""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 number:style="long"/>
      <number:text>. </number:text>
      <number:month number:textual="true"/>
    </number:date-style>
    <number:date-style style:name="N164">
      <number:month number:style="long"/>
      <number:text>/</number:text>
      <number:year number:style="long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7">
      <number:text>-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time-style style:name="N168">
      <number:minutes number:style="long"/>
      <number:text>:</number:text>
      <number:seconds number:style="long"/>
    </number:time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</number:text>
      <style:map style:condition="value()&gt;0" style:apply-style-name="N170P0"/>
      <style:map style:condition="value()&lt;0" style:apply-style-name="N170P1"/>
    </number:number-style>
    <number:date-style style:name="N171">
      <number:day number:style="long"/>
      <number:text>.</number:text>
      <number:month number:style="long"/>
      <number:text>.</number:text>
      <number:year/>
    </number:date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""""""""""""""""""""""""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""""""""""""""""""""""""</number:text>
      <style:map style:condition="value()&gt;0" style:apply-style-name="N183P0"/>
      <style:map style:condition="value()&lt;0" style:apply-style-name="N18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23.915963758">00:00:00</text:time></text:span><text:span text:style-name="MT2"><text:s/></text:span></text:p>
        </style:region-center>
        <style:region-right>
          <text:p><text:span text:style-name="MT4">Amor de Casinha Soc. Un. Ltda.</text:span></text:p>
          <text:p><text:span text:style-name="MT2">Bianca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mor de Casinh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23.9180534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1-05T11:24:12.891646467</dc:date>
    <meta:print-date>2019-10-31T18:11:28.685825074</meta:print-date>
    <dc:language>pt-PT</dc:language>
    <meta:editing-cycles>570</meta:editing-cycles>
    <meta:editing-duration>P1DT7H57M7S</meta:editing-duration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